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3272in"/>
    </style:style>
    <style:style style:name="co5" style:family="table-column">
      <style:table-column-properties fo:break-before="auto" style:column-width="4.9283in"/>
    </style:style>
    <style:style style:name="co7" style:family="table-column">
      <style:table-column-properties fo:break-before="auto" style:column-width="4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1.7307in" fo:break-before="auto" style:use-optimal-row-height="true"/>
    </style:style>
    <style:style style:name="ro6" style:family="table-row">
      <style:table-row-properties style:row-height="2.6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</table:table-row>
        <table:table-row table:style-name="ro2">
          <table:table-cell office:value-type="string">
            <text:p>connect() (ConnectEvent)</text:p>
          </table:table-cell>
          <table:table-cell/>
          <table:table-cell office:value-type="string">
            <text:p>Send SYN [SendPacket];</text:p>
            <text:p>→ SynSent</text:p>
          </table:table-cell>
          <table:table-cell table:number-columns-repeated="2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onnected &amp;&amp; room in send buffer:</text:p>
            <text:p><text:s/>put in send buffer;</text:p>
            <text:p><text:s/>dispatch [SendBufferNotEmpty] event;</text:p>
            <text:p><text:s/>dispatch ResponseEvent (signaling that all data passed in is in the send buffer);</text:p>
            <text:p>else save SendEvent;</text:p>
          </table:table-cell>
          <table:table-cell table:number-columns-repeated="3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</table:table-cell>
          <table:table-cell table:number-columns-repeated="3"/>
        </table:table-row>
        <table:table-row table:style-name="ro3">
          <table:table-cell office:value-type="string">
            <text:p>SendBufferNotEmpty</text:p>
          </table:table-cell>
          <table:table-cell table:number-columns-repeated="3"/>
          <table:table-cell office:value-type="string">
            <text:p>If number of cached packets == 0: </text:p>
            <text:p><text:s/>Create Packet;</text:p>
            <text:p><text:s/>Fill in data;</text:p>
            <text:p><text:s/>[SendPacket]; </text:p>
            <text:p><text:s/>[SendBufferNotFull];</text:p>
          </table:table-cell>
        </table:table-row>
        <table:table-row table:style-name="ro5">
          <table:table-cell office:value-type="string">
            <text:p>SendPacket</text:p>
          </table:table-cell>
          <table:table-cell office:value-type="string">
            <text:p>NetworkSend (This happens last)</text:p>
          </table:table-cell>
          <table:table-cell/>
          <table:table-cell office:value-type="string">
            <text:p>Update Sequence Number:</text:p>
            <text:p><text:s/>Fill in packet sequence number from central store</text:p>
            <text:p><text:s/>Increment the central store</text:p>
            <text:p/>
            <text:p>If central Ack number != 0</text:p>
            <text:p><text:s/>Set the ACK bit</text:p>
            <text:p><text:s/>Fill in packet ack number from central store</text:p>
            <text:p/>
            <text:p>If not pure Ack: </text:p>
            <text:p><text:s/>Cache Packet; </text:p>
            <text:p><text:s/>Set Timer [TimeoutEvent];</text:p>
          </table:table-cell>
          <table:table-cell/>
        </table:table-row>
        <table:table-row table:style-name="ro2">
          <table:table-cell office:value-type="string">
            <text:p>TimerFired</text:p>
          </table:table-cell>
          <table:table-cell table:number-columns-repeated="2"/>
          <table:table-cell office:value-type="string">
            <text:p>[ResendPacket] with lowest sequence number from cache;</text:p>
            <text:p>Reset timer;</text:p>
          </table:table-cell>
          <table:table-cell/>
        </table:table-row>
        <table:table-row table:style-name="ro1">
          <table:table-cell office:value-type="string">
            <text:p>ResendPacket</text:p>
          </table:table-cell>
          <table:table-cell office:value-type="string">
            <text:p>NetworkSend</text:p>
          </table:table-cell>
          <table:table-cell table:number-columns-repeated="3"/>
        </table:table-row>
        <table:table-row table:style-name="ro6">
          <table:table-cell office:value-type="string">
            <text:p>NetworkReceivePacket</text:p>
          </table:table-cell>
          <table:table-cell office:value-type="string">
            <text:p>If data and receive buffer is full:</text:p>
            <text:p><text:s/>Discard packet</text:p>
          </table:table-cell>
          <table:table-cell office:value-type="string">
            <text:p>if SynAck &amp;&amp; state == SynSent:</text:p>
            <text:p><text:s/>→ Established;</text:p>
            <text:p><text:span text:style-name="T1"><text:s/></text:span><text:span text:style-name="T1">Create Packet;</text:span></text:p>
            <text:p><text:span text:style-name="T1"><text:s/></text:span><text:span text:style-name="T1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</table:table-cell>
          <table:table-cell office:value-type="string">
            <text:p>if ACK:</text:p>
            <text:p><text:s/>Remove from Cache</text:p>
            <text:p><text:s/>If #outstanding == 0 (cache is empty):</text:p>
            <text:p><text:s text:c="2"/>Cancel timer</text:p>
            <text:p/>
            <text:p>If sequence number of packet is what I want OR context's ack number == 0:</text:p>
            <text:p><text:s/>Update ack #</text:p>
            <text:p/>
            <text:p>If sequence number of packet is what I want AND data:</text:p>
            <text:p><text:s text:c="2"/>Save data</text:p>
          </table:table-cell>
          <table:table-cell office:value-type="string">
            <text:p>If data received (packet.data length &gt; 0):</text:p>
            <text:p><text:s/>[SendPacket] (no data, this is an ack)</text:p>
            <text:p>Else If number of cached packets == 0 &amp;&amp; data to send: </text:p>
            <text:p><text:span text:style-name="T1"><text:s/></text:span><text:span text:style-name="T1">Create Packet;</text:span></text:p>
            <text:p><text:span text:style-name="T1"><text:s/></text:span><text:span text:style-name="T1">Fill in data;</text:span></text:p>
            <text:p><text:span text:style-name="T1"><text:s/></text:span><text:span text:style-name="T1">[SendPacket]; </text:span></text:p>
            <text:p><text:span text:style-name="T1"><text:s/></text:span><text:span text:style-name="T1">[SendBufferNotFull];</text:span></text:p>
          </table:table-cell>
        </table:table-row>
        <table:table-row table:style-name="ro4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3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connect())</text:p>
          </table:table-cell>
          <table:table-cell table:number-columns-repeated="3"/>
        </table:table-row>
        <table:table-row table:style-name="ro2">
          <table:table-cell office:value-type="string">
            <text:p>ReceiveBufferNotEmpty</text:p>
          </table:table-cell>
          <table:table-cell office:value-type="string">
            <text:p>If saved ReceiveEvent:</text:p>
            <text:p><text:s/>Dispatch [ResponseEvent] with as much data as we possibly can put up to the amount specified by the application</text:p>
          </table:table-cell>
          <table:table-cell table:number-columns-repeated="3"/>
        </table:table-row>
        <table:table-row table:style-name="ro4">
          <table:table-cell office:value-type="string">
            <text:p>ReceiveEvent (recv())</text:p>
          </table:table-cell>
          <table:table-cell office:value-type="string">
            <text:p>if data in the receive buffer:</text:p>
            <text:p><text:s/>Dispatch [ResponseEvent] with as much data as we possibly can put up to the amount specified by the application</text:p>
            <text:p>Else:</text:p>
            <text:p><text:s/>Save the ReceiveEvent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 office:value-type="string">
            <text:p>Assump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e only resend a packet on a timeou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e only update variables, save data, etc. when we get the exact packet we are expect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e only cache non pure ack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 pure ack is a packet which has the ack bit set, no other bits are set, and the data length is 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xpected packet means that the incoming sequence number matches the context's saved ack numb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f receive buffer is full, we discard packets until it becomes available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8">03/28/2011</text:date>, <text:time>15:3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3-28T15:31:15</dc:date>
    <dc:creator>Randy Buck</dc:creator>
    <meta:editing-duration>PT75H57M14S</meta:editing-duration>
    <meta:editing-cycles>61</meta:editing-cycles>
    <meta:generator>OpenOffice.org/3.2$Unix OpenOffice.org_project/320m12$Build-9483</meta:generator>
    <meta:printed-by>Randy Buck</meta:printed-by>
    <meta:print-date>2011-03-28T12:42:15</meta:print-date>
    <meta:document-statistic meta:table-count="3" meta:cell-count="40" meta:object-count="0"/>
  </office:meta>
</office:document-meta>
</file>